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gPocker</text:p>
      <text:p text:style-name="P2"/>
      <text:p text:style-name="P4">Онлайн игра покер, созданная с помощью библиотеки для создания телеграм-ботов.</text:p>
      <text:p text:style-name="P4"/>
      <text:p text:style-name="P5">Применённые технологии</text:p>
      <text:p text:style-name="P4"/>
      <text:p text:style-name="P3">TgPocker – <text:span text:style-name="T1">это бот в телеграмме, созданный с помощью библиотеки </text:span>telebot.</text:p>
      <text:p text:style-name="P3"/>
      <text:p text:style-name="P4">Использованные библиотеки:</text:p>
      <text:p text:style-name="P3">telebot – <text:span text:style-name="T1">соновная библиотека, для работы с телеграммом</text:span></text:p>
      <text:p text:style-name="P3">sqlalchemy —<text:span text:style-name="T1"> для работы с базой данных</text:span></text:p>
      <text:p text:style-name="P3">sqlalchemy.orm —<text:span text:style-name="T1"> для создания базы данных и подключения к ней</text:span></text:p>
      <text:p text:style-name="P3">random —<text:span text:style-name="T1"> для раздачи карт</text:span></text:p>
      <text:p text:style-name="P3"/>
      <text:p text:style-name="P5">Использование</text:p>
      <text:p text:style-name="P3"/>
      <text:p text:style-name="P4">При нажатии на кнопку «<text:span text:style-name="T2">Start</text:span>» бот заносит <text:span text:style-name="T2">id </text:span>пользователя в базу данных. После этого на выбор даётся несколько функций:</text:p>
      <text:p text:style-name="P4">/<text:span text:style-name="T2">set_name &lt;</text:span>новое_имя<text:span text:style-name="T2">&gt; </text:span>- меняет игровое имя игрока (по умолчанию оно равно имени пользователя в телеграм)</text:p>
      <text:p text:style-name="P4">/<text:span text:style-name="T2">new_game – </text:span>создаёт новую игру.</text:p>
      <text:p text:style-name="P4">/<text:span text:style-name="T2">join &lt;id_</text:span>комнаты<text:span text:style-name="T2">&gt; </text:span>- входит в комнату с введённым <text:span text:style-name="T2">id </text:span>(если она существует)</text:p>
      <text:p text:style-name="P4">После создания комнаты на выбор предоставляется ещё несколько команд:</text:p>
      <text:p text:style-name="P4">/<text:span text:style-name="T2">exit – </text:span>выход из комнаты</text:p>
      <text:p text:style-name="P4">/<text:span text:style-name="T2">settings &lt;</text:span>значение<text:span text:style-name="T2">&gt;=&lt;</text:span>параметр<text:span text:style-name="T2">&gt; … </text:span>- устанавливает настройки комнаты. Если ввести</text:p>
      <text:p text:style-name="P4"><text:s text:c="4"/>команду без параметров, то выведется подсказка по команде. Значения команды:</text:p>
      <text:p text:style-name="P4"><text:s text:c="4"/>cash - устанавливает начальную сумму денег каждого игрока. По умолчанию 1000.</text:p>
      <text:p text:style-name="P4"><text:s text:c="4"/>min_pot - устанавилвает минимальную ставку в игре. По умолчанию 50.</text:p>
      <text:p text:style-name="P4"><text:s text:c="4"/>max_players - устанавливает максимальное количество игроков в комнате. По умолчанию</text:p>
      <text:p text:style-name="P4"><text:s text:c="4"/>100.</text:p>
      <text:p text:style-name="P4"><text:s text:c="4"/>chat - устанавливает возможность отправки сообщений. По умолчанию 1. (1 - Да, 0 - Нет).</text:p>
      <text:p text:style-name="P4"><text:s text:c="4"/>max_mess_len - устанавливает максимальное количество символов в сообщении. По</text:p>
      <text:p text:style-name="P4"><text:s text:c="4"/>умолчанию 100.</text:p>
      <text:p text:style-name="P4">После того, как в комнату зайдёт человек, будет предложена команда /<text:span text:style-name="T2">start_game, </text:span>которая запускает игру.</text:p>
      <text:p text:style-name="P4">Во время игры, во время вашего хода, будут предлагаться различные действия:</text:p>
      <text:p text:style-name="P4">Если происходит повышение ставки, то у вас есть 2 выбора: /call и /fold.</text:p>
      <text:p text:style-name="P4">/call - принять повышение ставки. У вас с игрового счёта отнимиться сумма, равная текущей ставке.</text:p>
      <text:p text:style-name="P4">/fold - сбросить карты. Сбрасывая карты вы отказываетесь от выигрыша, даже если у вас лучшая коомбинация карт.</text:p>
      <text:p text:style-name="P4">Если не роисходит повышение ставки, то у вас 3 выбора: /check /fold и /bet &lt;число&gt;.</text:p>
      <text:p text:style-name="P4">/check - ничего не происходит. Вы просто пропускаете ход.</text:p>
      <text:p text:style-name="P4">/bet &lt;число&gt; - вы повышаете ставку на &lt;число&gt; очков.</text:p>
      <text:p text:style-name="P4">Так же всегда будет доступна команда /<text:span text:style-name="T2">help, </text:span>которая выводит подсказку по ходам и ссылку на сайт с правилами покера, и /<text:span text:style-name="T2">info, </text:span>которая выводит информацию о текущей игре.</text:p>
      <text:p text:style-name="P4">Если вы отправите обычное сообщение, то в оно отправиться всем игрокам в комнате (если установлено правило <text:span text:style-name="T2">chat=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37S</meta:editing-duration>
    <meta:editing-cycles>3</meta:editing-cycles>
    <meta:generator>OpenOffice/4.1.15$Win32 OpenOffice.org_project/4115m2$Build-9813</meta:generator>
    <dc:date>2024-03-28T17:22:26.25</dc:date>
    <meta:document-statistic meta:table-count="0" meta:image-count="0" meta:object-count="0" meta:page-count="1" meta:paragraph-count="35" meta:word-count="346" meta:character-count="2346"/>
    <dc:creator>матвей буди</dc:creator>
    <meta:user-defined meta:name="Info 1"/>
    <meta:user-defined meta:name="Info 2"/>
    <meta:user-defined meta:name="Info 3"/>
    <meta:user-defined meta:name="Info 4"/>
  </office:meta>
</office:document-meta>
</file>